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language="ru" fo:country="RU"/>
    </style:style>
    <style:style style:name="P3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ru" fo:country="RU" fo:font-style="italic" fo:font-weight="normal" fo:background-color="transparent" style:font-style-asian="italic" style:font-weight-asian="normal" style:font-style-complex="italic" style:font-weight-complex="normal"/>
    </style:style>
    <style:style style:name="P4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style:use-window-font-color="true" fo:language="en" fo:country="US" fo:font-style="italic" fo:font-weight="normal" fo:background-color="transparent" style:font-style-asian="italic" style:font-weight-asian="normal" style:font-style-complex="italic" style:font-weight-complex="normal"/>
    </style:style>
    <style:style style:name="P5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ru" fo:country="RU" fo:font-style="normal" style:font-style-asian="normal" style:font-style-complex="normal"/>
    </style:style>
    <style:style style:name="P7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800000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6666ff" fo:language="ru" fo:country="RU"/>
    </style:style>
    <style:style style:name="P10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2" style:family="paragraph" style:parent-style-name="Text_20_body">
      <loext:graphic-properties draw:fill="solid" draw:fill-color="#00ccff" draw:opacity="100%"/>
      <style:paragraph-properties fo:background-color="#00ccff"/>
      <style:text-properties style:use-window-font-color="true" fo:language="ru" fo:country="RU" fo:font-style="normal" style:font-style-asian="normal" style:font-style-complex="normal"/>
    </style:style>
    <style:style style:name="P13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style:use-window-font-color="true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8" style:family="paragraph" style:parent-style-name="Text_20_body">
      <loext:graphic-properties draw:fill="solid" draw:fill-color="#00ccff" draw:opacity="100%"/>
      <style:paragraph-properties fo:background-color="#00ccff"/>
      <style:text-properties fo:color="#6666ff" fo:language="ru" fo:country="RU" fo:font-style="normal" style:font-style-asian="normal" style:font-style-complex="normal"/>
    </style:style>
    <style:style style:name="P19" style:family="paragraph" style:parent-style-name="Text_20_body">
      <loext:graphic-properties draw:fill="solid" draw:fill-color="#3399ff" draw:opacity="100%"/>
      <style:paragraph-properties fo:background-color="#3399ff"/>
      <style:text-properties fo:color="#6666ff" fo:language="ru" fo:country="RU" fo:font-style="normal" style:font-style-asian="normal" style:font-style-complex="normal"/>
    </style:style>
    <style:style style:name="P20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fo:color="#6666ff" fo:language="ru" fo:country="RU" fo:font-style="normal" fo:background-color="transparent" style:font-style-asian="normal" style:font-style-complex="normal"/>
    </style:style>
    <style:style style:name="P22" style:family="paragraph" style:parent-style-name="Text_20_body">
      <style:text-properties fo:color="#6666ff" fo:language="ru" fo:country="RU"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26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27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color="#3333ff"/>
    </style:style>
    <style:style style:name="P29" style:family="paragraph" style:parent-style-name="Text_20_body">
      <style:text-properties fo:color="#3333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31" style:family="paragraph" style:parent-style-name="Text_20_body">
      <loext:graphic-properties draw:fill="solid" draw:fill-color="#00ccff" draw:opacity="100%"/>
      <style:paragraph-properties fo:background-color="#00ccff"/>
    </style:style>
    <style:style style:name="P32" style:family="paragraph" style:parent-style-name="Text_20_body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fo:color="#6666ff" fo:language="en" fo:country="US" fo:font-style="italic" style:font-style-asian="italic" style:font-style-complex="italic"/>
    </style:style>
    <style:style style:name="P34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35" style:family="paragraph" style:parent-style-name="Text_20_body">
      <style:text-properties fo:color="#6666ff" fo:language="ru" fo:country="RU" fo:font-style="normal" officeooo:rsid="0020d416" officeooo:paragraph-rsid="0020d416" style:font-style-asian="normal" style:font-style-complex="normal"/>
    </style:style>
    <style:style style:name="P36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37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38" style:family="paragraph" style:parent-style-name="Text_20_body" style:list-style-name="L2">
      <loext:graphic-properties draw:fill="solid" draw:fill-color="#ffff00" draw:opacity="100%"/>
      <style:paragraph-properties fo:text-align="justify" style:justify-single-word="false" fo:background-color="#ffff00"/>
      <style:text-properties fo:language="ru" fo:country="RU"/>
    </style:style>
    <style:style style:name="P39" style:family="paragraph" style:parent-style-name="Text_20_body" style:list-style-name="L3">
      <style:text-properties fo:language="ru" fo:country="RU"/>
    </style:style>
    <style:style style:name="P40" style:family="paragraph" style:parent-style-name="Text_20_body" style:list-style-name="L3">
      <style:text-properties fo:language="ru" fo:country="RU" fo:background-color="#ffff00"/>
    </style:style>
    <style:style style:name="P41" style:family="paragraph" style:parent-style-name="Heading_20_2">
      <style:text-properties style:use-window-font-color="tru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text-underline-style="solid" style:text-underline-width="auto" style:text-underline-color="font-color"/>
    </style:style>
    <style:style style:name="T6" style:family="text">
      <style:text-properties fo:color="#0000ff"/>
    </style:style>
    <style:style style:name="T7" style:family="text">
      <style:text-properties fo:color="#0000ff" fo:language="ru" fo:country="RU" fo:font-style="normal" style:font-style-asian="normal" style:font-style-complex="normal"/>
    </style:style>
    <style:style style:name="T8" style:family="text">
      <style:text-properties fo:color="#0000ff" fo:font-style="italic" style:font-style-asian="italic" style:font-style-complex="italic"/>
    </style:style>
    <style:style style:name="T9" style:family="text">
      <style:text-properties fo:color="#0000ff" fo:font-style="italic" officeooo:rsid="001912d4" style:font-style-asian="italic" style:font-style-complex="italic"/>
    </style:style>
    <style:style style:name="T10" style:family="text">
      <style:text-properties fo:color="#0000ff" fo:font-style="italic" officeooo:rsid="0019bd77" style:font-style-asian="italic" style:font-style-complex="italic"/>
    </style:style>
    <style:style style:name="T11" style:family="text">
      <style:text-properties fo:color="#0000ff" fo:font-style="italic" officeooo:rsid="001a6ba7" style:font-style-asian="italic" style:font-style-complex="italic"/>
    </style:style>
    <style:style style:name="T12" style:family="text">
      <style:text-properties fo:color="#0000ff" fo:font-style="italic" officeooo:rsid="001c0c0d" style:font-style-asian="italic" style:font-style-complex="italic"/>
    </style:style>
    <style:style style:name="T13" style:family="text">
      <style:text-properties fo:color="#0000ff" fo:font-style="italic" officeooo:rsid="001df2aa" style:font-style-asian="italic" style:font-style-complex="italic"/>
    </style:style>
    <style:style style:name="T14" style:family="text">
      <style:text-properties fo:color="#0000ff" fo:font-style="italic" officeooo:rsid="001ebed4" style:font-style-asian="italic" style:font-style-complex="italic"/>
    </style:style>
    <style:style style:name="T15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ff" fo:font-style="normal" style:font-style-asian="normal" style:font-style-complex="normal"/>
    </style:style>
    <style:style style:name="T17" style:family="text">
      <style:text-properties fo:color="#0000ff" fo:language="en" fo:country="US"/>
    </style:style>
    <style:style style:name="T18" style:family="text">
      <style:text-properties fo:color="#0000ff" fo:language="en" fo:country="US" fo:font-style="italic" style:font-style-asian="italic" style:font-style-complex="italic"/>
    </style:style>
    <style:style style:name="T19" style:family="text">
      <style:text-properties fo:color="#0000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0000ff" fo:language="en" fo:country="US" fo:font-weight="normal" fo:background-color="transparent" loext:char-shading-value="0" style:font-weight-asian="normal" style:font-weight-complex="normal"/>
    </style:style>
    <style:style style:name="T21" style:family="text">
      <style:text-properties style:use-window-font-color="true"/>
    </style:style>
    <style:style style:name="T22" style:family="text">
      <style:text-properties style:use-window-font-color="true" fo:language="ru" fo:country="RU"/>
    </style:style>
    <style:style style:name="T23" style:family="text">
      <style:text-properties style:use-window-font-color="true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style:use-window-font-color="true" fo:language="ru" fo:country="RU" fo:font-style="normal" style:font-style-asian="normal" style:font-style-complex="normal"/>
    </style:style>
    <style:style style:name="T25" style:family="text">
      <style:text-properties style:use-window-font-color="true" fo:font-style="normal" style:font-style-asian="normal" style:font-style-complex="normal"/>
    </style:style>
    <style:style style:name="T2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use-window-font-color="true" fo:language="en" fo:country="US" fo:font-weight="normal" style:font-weight-asian="normal" style:font-weight-complex="normal"/>
    </style:style>
    <style:style style:name="T28" style:family="text">
      <style:text-properties style:use-window-font-color="true" fo:language="en" fo:country="US" fo:font-weight="normal" fo:background-color="transparent" loext:char-shading-value="0" style:font-weight-asian="normal" style:font-weight-complex="normal"/>
    </style:style>
    <style:style style:name="T29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30" style:family="text">
      <style:text-properties style:use-window-font-color="true" style:font-name="PerryGothic"/>
    </style:style>
    <style:style style:name="T31" style:family="text">
      <style:text-properties fo:color="#800000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6666ff"/>
    </style:style>
    <style:style style:name="T33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fo:color="#6666ff" fo:language="ru" fo:country="RU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6666ff" fo:language="ru" fo:country="RU" fo:font-style="normal" style:font-style-asian="normal" style:font-style-complex="normal"/>
    </style:style>
    <style:style style:name="T36" style:family="text">
      <style:text-properties fo:color="#3399ff"/>
    </style:style>
    <style:style style:name="T37" style:family="text">
      <style:text-properties fo:color="#3333ff"/>
    </style:style>
    <style:style style:name="T38" style:family="text">
      <style:text-properties fo:color="#3333ff" fo:language="en" fo:country="US"/>
    </style:style>
    <style:style style:name="T39" style:family="text">
      <style:text-properties fo:color="#3333ff" fo:language="en" fo:country="US" fo:font-style="italic" style:font-style-asian="italic" style:font-style-complex="italic"/>
    </style:style>
    <style:style style:name="T40" style:family="text">
      <style:text-properties fo:color="#3333ff" fo:language="en" fo:country="US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3333ff" fo:language="en" fo:country="US" fo:font-weight="normal" style:font-weight-asian="normal" style:font-weight-complex="normal"/>
    </style:style>
    <style:style style:name="T42" style:family="text">
      <style:text-properties fo:color="#3333ff" fo:language="en" fo:country="US" fo:font-weight="normal" fo:background-color="transparent" loext:char-shading-value="0" style:font-weight-asian="normal" style:font-weight-complex="normal"/>
    </style:style>
    <style:style style:name="T43" style:family="text">
      <style:text-properties fo:color="#3333ff" fo:language="en" fo:country="US" fo:font-style="normal" style:font-style-asian="normal" style:font-style-complex="normal"/>
    </style:style>
    <style:style style:name="T44" style:family="text">
      <style:text-properties fo:color="#3333ff"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color="#3333ff" fo:font-weight="normal" style:font-weight-asian="normal" style:font-weight-complex="normal"/>
    </style:style>
    <style:style style:name="T46" style:family="text">
      <style:text-properties fo:color="#3333ff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0066ff"/>
    </style:style>
    <style:style style:name="T48" style:family="text">
      <style:text-properties fo:color="#0066ff" fo:language="en" fo:country="US" fo:font-weight="normal" fo:background-color="transparent" loext:char-shading-value="0" style:font-weight-asian="normal" style:font-weight-complex="normal"/>
    </style:style>
    <style:style style:name="T49" style:family="text">
      <style:text-properties fo:color="#0066ff" fo:language="ru" fo:country="RU" fo:font-style="normal" style:font-style-asian="normal" style:font-style-complex="normal"/>
    </style:style>
    <style:style style:name="T50" style:family="text">
      <style:text-properties fo:color="#0000cc" fo:language="en" fo:country="US" fo:font-weight="normal" style:font-weight-asian="normal" style:font-weight-complex="normal"/>
    </style:style>
    <style:style style:name="T51" style:family="text">
      <style:text-properties fo:color="#0066cc" fo:language="en" fo:country="US" fo:font-weight="normal" fo:background-color="transparent" loext:char-shading-value="0" style:font-weight-asian="normal" style:font-weight-complex="normal"/>
    </style:style>
    <style:style style:name="T52" style:family="text">
      <style:text-properties fo:color="#0066cc" fo:language="ru" fo:country="RU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font-weight="normal" fo:background-color="transparent" loext:char-shading-value="0" style:font-weight-asian="normal" style:font-weight-complex="normal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officeooo:rsid="002126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На Терре 2019-й.</text:p>
      <text:p text:style-name="P5">Анон живёт в 34-хэтажном доме (40).</text:p>
      <text:p text:style-name="P5">Юджин «прыгнул» с высотки месяц назад до вызова Анона в Эквестрию</text:p>
      <text:p text:style-name="P5">Селестии нужно восстанавливаться три месяца (11, 27, 212)</text:p>
      <text:p text:style-name="P8"><text:span text:style-name="T4">«</text:span>Магдалена Фрискай-Каррус, <text:span text:style-name="T4">2086</text:span><text:span text:style-name="T21"> – </text:span><text:span text:style-name="T22">2133</text:span><text:span text:style-name="T21"> A.C.</text:span><text:span text:style-name="T22">» </text:span><text:span text:style-name="T21">(23)</text:span></text:p>
      <text:p text:style-name="P3"><text:span text:style-name="T1">1</text:span>2.04.2142 А.<text:span text:style-name="T1">C</text:span>. <text:span text:style-name="T1">(84)</text:span></text:p>
      <text:p text:style-name="P4">12.04.2142 А.С. (85)</text:p>
      <text:p text:style-name="P4">12.04.2142 А.С. (86)</text:p>
      <text:p text:style-name="P4"><text:s/>12.04.2142 А.С. (86)</text:p>
      <text:p text:style-name="P4">12.04.2142 А.С. (87)</text:p>
      <text:p text:style-name="P5">Анону в 2019-ом будет 41 год</text:p>
      <text:p text:style-name="P5">Выдача эквестрийского паспорта Анону - <text:span text:style-name="T30">26.07.2143 А.С. (172)</text:span></text:p>
      <text:p text:style-name="P5">Юджин тоже живёт в тридцатидвухэтажной высотке — на двадцать восьмом этаже (204, 209)</text:p>
      <text:p text:style-name="P5">Высота дома Юджина — 105 метров (211)</text:p>
      <text:h text:style-name="Heading_20_2" text:outline-level="2"><text:span text:style-name="T55">Фанфик очищен по</text:span><text:span text:style-name="T5">лностью</text:span></text:h>
      <text:p text:style-name="P9">&lt;В конце каждой главы (чтобы не спойлерить) - рисунок мозаики, отображающий суть главы.&gt;</text:p>
      <text:p text:style-name="Text_20_body">&lt;темы: Терра- Джексон, Кантерлот- Нофлер, Понивилль- Сеал и фан. Дэш- Roxette, Селестия -Фармер&gt;</text:p>
      <text:h text:style-name="Heading_20_2" text:outline-level="2">Музыка</text:h>
      <text:p text:style-name="P31">1. Терра<text:line-break/><text:span text:style-name="T33">Gary Jules “Mad World” - </text:span><text:a xlink:type="simple" xlink:href="https://www.youtube.com/watch?v=4N3N1MlvVc4" text:style-name="Internet_20_link" text:visited-style-name="Visited_20_Internet_20_Link">https://www.youtube.com/watch?v=4N3N1MlvVc4</text:a><text:span text:style-name="T33"> </text:span></text:p>
      <text:p text:style-name="P31"><text:span text:style-name="T26">2. Пробуждение </text:span><text:bookmark text:name="eow-title1"/><text:span text:style-name="T15"><text:line-break/></text:span><text:span text:style-name="T18">AXEL F-Harold Faltermeyer</text:span><text:span text:style-name="T19"> - https://www.youtube.com/watch?v=V4kWpi2HnPU</text:span></text:p>
      <text:p text:style-name="P10">3. Норф - <text:span text:style-name="T8">Dire Straits - </text:span><text:span text:style-name="T9">The Long Road, </text:span><text:span text:style-name="T10">Sultans Of The Swing</text:span><text:span text:style-name="T9">, </text:span><text:span text:style-name="T11">What It Is</text:span><text:span text:style-name="T9">, </text:span><text:span text:style-name="T12">Hard Cases</text:span><text:span text:style-name="T13">, Four in a Row, </text:span><text:span text:style-name="T14">All That I Have In The World</text:span></text:p>
      <text:p text:style-name="P24">4. З<text:span text:style-name="T4">аклинание Последнего Шанса. </text:span><text:span text:style-name="T16">Mike Oldfield – Tres Lunas ”To Be Free” (Radio Edit)</text:span></text:p>
      <text:p text:style-name="P25">5. <text:span text:style-name="T21">Нерадивый ученик</text:span></text:p>
      <text:p text:style-name="P24"><text:span text:style-name="T16">6. </text:span><text:span text:style-name="T25">Нерадивый ученик-2</text:span><text:span text:style-name="T16"> </text:span><text:span text:style-name="T7">-Depeche Mode — Painkiller</text:span></text:p>
      <text:p text:style-name="P11">7. Жаркий пикник &lt;<text:span text:style-name="T36">Mylene Farmer — L`Ame-Stram-Gram</text:span>&gt;<text:line-break/>8. Стыд <text:s/>- <text:span text:style-name="T37">Pet Shop Boys — A Man Could Get Arrested</text:span></text:p>
      <text:p text:style-name="P11">9. Кошмар пегасов</text:p>
      <text:p text:style-name="P11">10. (70*<text:span text:style-name="T1">ctg(Pi/4)-2)/(2*ln(e)-sin(0)) </text:span>- </text:p>
      <text:p text:style-name="P31"><text:span text:style-name="T49">11.</text:span><text:span text:style-name="T24">Прощание<text:line-break/></text:span><text:span text:style-name="T47">Mark Knopfler - Hill Farmer's Blues - Córdoba 2010 </text:span><text:a xlink:type="simple" xlink:href="https://www.youtube.com/watch?v=Py9SDdYGFrQ" text:style-name="Internet_20_link" text:visited-style-name="Visited_20_Internet_20_Link"><text:span text:style-name="T43">https://www.youtube.com/watch?v=Py9SDdYGFrQ</text:span></text:a></text:p>
      <text:p text:style-name="P16">12. Понивилль</text:p>
      <text:p text:style-name="P12">13. Расследование Твайлайт Спаркл -<text:line-break/><text:span text:style-name="T6">Seal - Amazing (T</text:span><text:span text:style-name="T17">hin White Duke Remix) https://www.youtube.com/watch?v=E-00RvfVx3o</text:span></text:p>
      <text:p text:style-name="P26">14. Знакомство с Рэйнбоу Дэш</text:p>
      <text:p text:style-name="P17">15. День сурка</text:p>
      <text:p text:style-name="P17">16. Мэйнхэттен - <text:span text:style-name="T39">ZZ Top – Gimme all your lovin, Mothley Crue – Kick Start My Heart</text:span></text:p>
      <text:p text:style-name="P17"><text:span text:style-name="T38">17. Деградация -</text:span><text:span text:style-name="T27"> </text:span><text:span text:style-name="T50">David Bowie - Lets Dance, Roxette – Queen of rain, </text:span><text:span text:style-name="T41">Metallica-Enter Sandman</text:span></text:p>
      <text:p text:style-name="P17"><text:soft-page-break/>18. Филлидельфия - <text:span text:style-name="T41">Kiss – I Was Made For Lovin’ You, </text:span><text:bookmark text:name="eow-title"/><text:span text:style-name="T48">Haddaway - What is love </text:span></text:p>
      <text:p text:style-name="P17">19. Фейс-контроль- <text:span text:style-name="T28">&lt;</text:span><text:span text:style-name="T42">Mothley Crue – Cickstart my heart</text:span><text:span text:style-name="T28">&gt;</text:span></text:p>
      <text:p text:style-name="P17">20. Большое Откровение - <text:span text:style-name="T28">&lt;</text:span><text:span text:style-name="T42">Mission Impossible theme</text:span><text:span text:style-name="T28">&gt;</text:span></text:p>
      <text:p text:style-name="P17">21. Поединок с Луной</text:p>
      <text:p text:style-name="P17">22. Лучший Гранд Галопин Гала в истории - <text:span text:style-name="T20">Bee Gees – You Should Be dancing, INXS – Suicide blonde, </text:span><text:span text:style-name="T51">Ace Enders – million different people</text:span></text:p>
      <text:p text:style-name="P30">23. Летающий замок</text:p>
      <text:p text:style-name="P30">24. Навсегда. И всегда. <text:span text:style-name="T1">- Mylene Farmer ? - </text:span><text:span text:style-name="T32">Solarsoul &amp; Lukas Termena — Memories From The Sky</text:span></text:p>
      <text:p text:style-name="P31"><text:span text:style-name="T52">25. Осколки.<text:line-break/></text:span><text:bookmark text:name="eow-title3"/><text:span text:style-name="T42">Electric Light Orchestra - Sorrow About To Fall</text:span><text:span text:style-name="T44"> https://www.youtube.com/watch?v=71SbKaGb0qM</text:span></text:p>
      <text:p text:style-name="P29">26. Терра. <text:tab/></text:p>
      <text:p text:style-name="P31"><text:span text:style-name="T44"><text:tab/><text:tab/></text:span><text:span text:style-name="T46">Воскресенье<text:line-break/></text:span><text:bookmark text:name="eow-title4"/><text:span text:style-name="T29">David Bowie - Ashes To Ashes https://www.youtube.com/watch?v=CMThz7eQ6K0</text:span></text:p>
      <text:p text:style-name="P17"><text:span text:style-name="T29"><text:tab/><text:tab/>Понедельник - </text:span><text:span text:style-name="T53">Michael Jackson — Get out of my mind</text:span></text:p>
      <text:p text:style-name="P17">27. Терра.</text:p>
      <text:p text:style-name="P17"><text:tab/><text:tab/>Вторник- <text:span text:style-name="T47">Mike Oldfield — The Top Of The Morning</text:span></text:p>
      <text:p text:style-name="P17"><text:tab/><text:tab/>Среда</text:p>
      <text:p text:style-name="P17">28. Терра</text:p>
      <text:p text:style-name="P17"><text:tab/><text:tab/>Четверг- Mike Oldfield – Tubular Bells II – Altered State, Michael Jackson – This time around</text:p>
      <text:p text:style-name="P19">29. Отбытие<text:line-break/><text:span text:style-name="T40">Queen – Flash </text:span><text:a xlink:type="simple" xlink:href="https://www.youtube.com/watch?v=LfmrHTdXgK4" text:style-name="Internet_20_link" text:visited-style-name="Visited_20_Internet_20_Link">https://www.youtube.com/watch?v=LfmrHTdXgK4</text:a></text:p>
      <text:p text:style-name="P32"/>
      <text:p text:style-name="P31"><text:span text:style-name="T34">30. Разговор за столиком в ночи<text:line-break/></text:span><text:bookmark text:name="eow-title5"/><text:span text:style-name="T45">Wintergatan LIVE At Victoriateatern - Giorgio By Moroder (Daft Punk cover)</text:span></text:p>
      <text:p text:style-name="P18">https://www.youtube.com/watch?v=GMuuLEF0a84&amp;t=182s</text:p>
      <text:p text:style-name="P31"><text:span text:style-name="T35">31. Эпилог<text:line-break/></text:span><text:bookmark text:name="eow-title6"/><text:span text:style-name="T39">Daft Punk - Get Lucky https://www.youtube.com/watch?v=h5EofwRzit0</text:span></text:p>
      <text:p text:style-name="P17"/>
      <text:p text:style-name="P17">(в Эпилоге - эскиз первого рисунка – Сел ложит рог Анону на плечо)</text:p>
      <text:p text:style-name="P17"/>
      <text:p text:style-name="P17">Подходящая для глав музыка:</text:p>
      <text:p text:style-name="P35">Knopfler — Why Aye Man, <text:span text:style-name="T56">You Do Not Know you“re born, Calling Elvis</text:span></text:p>
      <text:p text:style-name="P33"><text:span text:style-name="T54">&lt;Mission Impossible theme ?&gt;</text:span></text:p>
      <text:p text:style-name="P22">Pink Floyd “Another Brick In The Wall”</text:p>
      <text:p text:style-name="P23">Michael Jackson “Beat It”</text:p>
      <text:p text:style-name="P23">Electronics “Disappointed”</text:p>
      <text:p text:style-name="P14"><text:span text:style-name="T2"><text:s/></text:span><text:span text:style-name="T18">Pet Shop Boys “So Hard”</text:span></text:p>
      <text:p text:style-name="P21">Roger Waters — What God Wants</text:p>
      <text:p text:style-name="P17">Roxette - Crush On You, How Do You Do, Riders In The Sky</text:p>
      <text:p text:style-name="P17">Synthis — Empty Skies</text:p>
      <text:p text:style-name="P17">Blusoul — Eat Dust</text:p>
      <text:p text:style-name="P26"><text:soft-page-break/>d.notive — Talking Flight</text:p>
      <text:p text:style-name="P17">Solarsoul &amp; Lukas Termena — Memories From The Sky</text:p>
      <text:p text:style-name="P17">Cure — Apart, Love Song, Lullaby, The Big Hand, Wrong Number</text:p>
      <text:p text:style-name="P17">Theatre of Tragedy — Lorelei, Samanta, A Hamlet</text:p>
      <text:p text:style-name="P17">Therion — To Mega Therion, O Fortuna, In Remembrance, Clavicula Nox</text:p>
      <text:p text:style-name="P17">Martin Mitton — Lonely Girl</text:p>
      <text:p text:style-name="P17">A-ha — The Sun Always shines on TV</text:p>
      <text:p text:style-name="P17">Ace Enders — A Million Different People</text:p>
      <text:p text:style-name="P20">Coldplay — Do not panic, Talk</text:p>
      <text:p text:style-name="P20">Cranberries — Animal Instinct</text:p>
      <text:p text:style-name="P20">Deep Purple — Smoke On The Water</text:p>
      <text:p text:style-name="P20">Depeche Mode — Never Let Me Down Again,Master And Servants,A Question Of Time,No Good,Painkiller</text:p>
      <text:p text:style-name="P20">Dire Straits — Freeway Flyer, The Road, What Is It, You dont know youre born, Coyote</text:p>
      <text:p text:style-name="P15">Seal – Killer</text:p>
      <text:p text:style-name="P15">Blue Ouster Cult – Do Not Fear The Reaper</text:p>
      <text:p text:style-name="P15">Elvis Presley – Raised On Rock</text:p>
      <text:p text:style-name="P15">Enigma – Return To Innocence</text:p>
      <text:p text:style-name="P27">Erasure – Always, <text:span text:style-name="T21">I love to hate you</text:span></text:p>
      <text:p text:style-name="P15">Foreigner – Urgent</text:p>
      <text:p text:style-name="P15">Haddaway – What Is Love</text:p>
      <text:p text:style-name="P15">INXS – Mediate, Need You Tonight, Suicide Blonde</text:p>
      <text:p text:style-name="P15">Jarre – Chronologie, Calypso 1, Globe Trotter</text:p>
      <text:p text:style-name="P28">Linkin Park — Numb</text:p>
      <text:p text:style-name="P28">Megadeth — Symphony Of Destruction</text:p>
      <text:p text:style-name="P28">Metallica — Enter Sandman</text:p>
      <text:p text:style-name="P28">Mike Oldfield — Nighshade, Outcast, Top Of The Morning, Secrets, Altered State, Weightless, Voyager</text:p>
      <text:p text:style-name="P28">Michael Jackson — This Time Around, You Rock My World</text:p>
      <text:p text:style-name="P28">Mothley Crue — Kickstart My Heart</text:p>
      <text:p text:style-name="P28">Nirvana — Come As You Are</text:p>
      <text:p text:style-name="P15"/>
      <text:p text:style-name="P15"/>
      <text:p text:style-name="P13"/>
      <text:p text:style-name="P1"><text:span text:style-name="T23">&lt;</text:span><text:span text:style-name="T31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23">&gt;</text:span></text:p>
      <text:p text:style-name="P7">&lt;<text:span text:style-name="T4"> Пони — сельские жители и не любят больших городов. </text:span>&gt;</text:p>
      <text:p text:style-name="P6"/>
      <text:p text:style-name="P5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3"/>
      <text:h text:style-name="P41" text:outline-level="2"><text:soft-page-break/></text:h>
      <text:h text:style-name="Heading_20_2" text:outline-level="2">Идеи</text:h>
      <text:list xml:id="list2641237404648299674" text:style-name="L1">
        <text:list-item>
          <text:p text:style-name="P36">Книги:</text:p>
        </text:list-item>
      </text:list>
      <text:list xml:id="list605271546632396479" text:style-name="L2">
        <text:list-item>
          <text:p text:style-name="P37">«Великие грифоны прошлого» - из канона (5<text:span text:style-name="T1">s8e)</text:span></text:p>
        </text:list-item>
        <text:list-item>
          <text:p text:style-name="P37">«Высшие заклинания в повседневном использовании: от песчинки до дворца»</text:p>
        </text:list-item>
        <text:list-item>
          <text:p text:style-name="P38">«Малоизвестные аспекты магии трансформаций»</text:p>
        </text:list-item>
        <text:list-item>
          <text:p text:style-name="P37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37">Дасти Вейфарер «Зебрианская культура, быт и фольклор»</text:p>
        </text:list-item>
        <text:list-item>
          <text:p text:style-name="P37">«Краткая история Эквестрии»</text:p>
        </text:list-item>
        <text:list-item>
          <text:p text:style-name="P37">«Шедевры архитектуры Эквестрии» с разделом о Кантерлотском Королевском Дворце</text:p>
        </text:list-item>
        <text:list-item>
          <text:p text:style-name="P37">«Великие дела и великие чары». Страница 893: …</text:p>
        </text:list-item>
        <text:list-item>
          <text:p text:style-name="P37">«<text:span text:style-name="T3">Природа Проклятий</text:span>» - обмен</text:p>
        </text:list-item>
        <text:list-item>
          <text:p text:style-name="P37"><text:span text:style-name="T3">«Магия для Чайников»</text:span> - обмен</text:p>
        </text:list-item>
        <text:list-item>
          <text:p text:style-name="P37"><text:span text:style-name="T3">«Энциклопедия Арканум»</text:span> - обмен</text:p>
        </text:list-item>
        <text:list-item>
          <text:p text:style-name="P37">«О Гейсах» - обмен</text:p>
        </text:list-item>
        <text:list-item>
          <text:p text:style-name="P37">«<text:span text:style-name="T3">Тайны Тайных Наук</text:span>» - обмен</text:p>
        </text:list-item>
        <text:list-item>
          <text:p text:style-name="P38">«Основы Заклятий» - обмен</text:p>
        </text:list-item>
        <text:list-item>
          <text:p text:style-name="P37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4">(согласовать с вики)</text:span></text:h>
      <text:list xml:id="list5855631768802870523" text:style-name="L3">
        <text:list-item>
          <text:p text:style-name="P39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39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40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39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39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39">Около 820-ти лет назад будущий маг Лайтнинг Стар поступил на обучение к наставнику Тииспоту</text:p>
        </text:list-item>
        <text:list-item>
          <text:p text:style-name="P39"><text:soft-page-break/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39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39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39">У Селестии грива и хвост развеваются и переливаются от магического шампуня</text:p>
        </text:list-item>
        <text:list-item>
          <text:p text:style-name="P39">Тело Селестии очень крепкое — может выдержать несколько тонн земли</text:p>
        </text:list-item>
        <text:list-item>
          <text:p text:style-name="P39">Дискорд намного старше принцесс, его магия сильнее ихней на голову</text:p>
        </text:list-item>
        <text:list-item>
          <text:p text:style-name="P39">Луна младше Селестии на 3 года. Сёстрам около 5000 лет. <text:span text:style-name="T3">По другим данным, Селестии около 2500 лет (Обмен).</text:span></text:p>
        </text:list-item>
        <text:list-item>
          <text:p text:style-name="P39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39">Самый главный враг сестёр и Дискорда — скука</text:p>
        </text:list-item>
        <text:list-item>
          <text:p text:style-name="P39">В Эквестрии на одного жеребца приходится четыре - пять кобыл</text:p>
        </text:list-item>
        <text:list-item>
          <text:p text:style-name="P39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39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39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39">Кроме Дискорда, старше сестёр ещё старейшина драконов</text:p>
        </text:list-item>
        <text:list-item>
          <text:p text:style-name="P39">Кэйденс не прожила и 60-ти лет и является низкорожденной</text:p>
        </text:list-item>
        <text:list-item>
          <text:p text:style-name="P39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39">Народ тихо фигел от нововведений и с ещё большим ожесточением продолжал делать по-своему</text:p>
        </text:list-item>
        <text:list-item>
          <text:p text:style-name="P39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39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39">Когда пони женятся, они обмениваются ножными браслетами</text:p>
        </text:list-item>
        <text:list-item>
          <text:p text:style-name="P39">Светилами, кроме сестёр, могут управлять единороги (группы), Дискорд, Твайлайт и Старсвирл</text:p>
        </text:list-item>
        <text:list-item>
          <text:p text:style-name="P39">Королева Кризалис — правительница Зелёной Долины</text:p>
        </text:list-item>
        <text:list-item>
          <text:p text:style-name="P39">Мать Луны и Селестии — аликорн Лорен. Мать Дискорда — Алиса (пони-человек)</text:p>
        </text:list-item>
        <text:list-item>
          <text:p text:style-name="P39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ryGothic" svg:font-family="PerryGothic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402in" fo:margin-bottom="0.3799in" fo:margin-left="0.3701in" fo:margin-right="0.4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1:47.37</meta:creation-date>
    <dc:date>2017-08-28T19:07:03.148399460</dc:date>
    <meta:editing-duration>P13DT9H9M4S</meta:editing-duration>
    <meta:editing-cycles>497</meta:editing-cycles>
    <meta:generator>LibreOffice/5.1.6.2$Linux_X86_64 LibreOffice_project/10m0$Build-2</meta:generator>
    <meta:document-statistic meta:table-count="0" meta:image-count="0" meta:object-count="0" meta:page-count="5" meta:paragraph-count="146" meta:word-count="1443" meta:character-count="9806" meta:non-whitespace-character-count="8447"/>
  </office:meta>
</office:document-meta>
</file>